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top="0cm" fo:margin-bottom="0cm" style:contextual-spacing="false"/>
      <style:text-properties officeooo:rsid="000a12a6" officeooo:paragraph-rsid="00112079"/>
    </style:style>
    <style:style style:name="P2" style:family="paragraph" style:parent-style-name="Text_20_body" style:list-style-name="L2">
      <style:paragraph-properties fo:margin-top="0cm" fo:margin-bottom="0cm" style:contextual-spacing="false"/>
      <style:text-properties officeooo:paragraph-rsid="00112079"/>
    </style:style>
    <style:style style:name="P3" style:family="paragraph" style:parent-style-name="Text_20_body" style:list-style-name="L2">
      <style:text-properties officeooo:paragraph-rsid="00112079"/>
    </style:style>
    <style:style style:name="P4" style:family="paragraph" style:parent-style-name="Heading_20_2">
      <style:text-properties officeooo:paragraph-rsid="00112079"/>
    </style:style>
    <style:style style:name="T1" style:family="text">
      <style:text-properties officeooo:rsid="000a12a6"/>
    </style:style>
    <style:style style:name="T2" style:family="text">
      <style:text-properties officeooo:rsid="0009621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Strong_20_Emphasis">Minutes of Meet</text:span></text:h>
      <text:list xml:id="list6357046726335876739" text:style-name="L2">
        <text:list-item>
          <text:p text:style-name="P2"><text:span text:style-name="Strong_20_Emphasis">Time</text:span> : <text:span text:style-name="T1">11</text:span>:<text:span text:style-name="T1">3</text:span>0 <text:span text:style-name="T1">A</text:span>M - <text:span text:style-name="T1">12</text:span>:<text:span text:style-name="T1">30</text:span> <text:span text:style-name="T1">P</text:span>M </text:p>
        </text:list-item>
        <text:list-item>
          <text:p text:style-name="P2"><text:span text:style-name="Strong_20_Emphasis">Date</text:span> : <text:span text:style-name="T1">5t</text:span>h <text:span text:style-name="T1">November</text:span> 2014 </text:p>
        </text:list-item>
        <text:list-item>
          <text:p text:style-name="P2"><text:span text:style-name="Strong_20_Emphasis">Reason For Meet</text:span> : <text:span text:style-name="T2">Meeting with the Client and TA</text:span> </text:p>
        </text:list-item>
        <text:list-item>
          <text:p text:style-name="P3"><text:span text:style-name="Strong_20_Emphasis">Tasks Assigned</text:span> : </text:p>
        </text:list-item>
      </text:list>
      <text:list xml:id="list6947692961540810225" text:style-name="L3">
        <text:list-item>
          <text:p text:style-name="P1">Discussed about the future of the project. </text:p>
        </text:list-item>
        <text:list-item>
          <text:p text:style-name="P1">Discussed valuable inputs given by Dr. Raghu Reddy during R1 presentation, and made some major changes in the project.</text:p>
        </text:list-item>
        <text:list-item>
          <text:p text:style-name="P1">Discussed about room layouts, viewing and displaying rooms.</text:p>
        </text:list-item>
        <text:list-item>
          <text:p text:style-name="P1">Looked at letsventure.in and looked at incorporating that in or project.</text:p>
        </text:list-item>
        <text:list-item>
          <text:p text:style-name="P1">Discussed about PHP schedule-it and booked-scheduler, for Resource schedul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04:56.889387499</meta:creation-date>
    <dc:date>2014-11-11T21:07:50.429157622</dc:date>
    <meta:editing-duration>P0D</meta:editing-duration>
    <meta:editing-cycles>1</meta:editing-cycles>
    <meta:document-statistic meta:table-count="0" meta:image-count="0" meta:object-count="0" meta:page-count="1" meta:paragraph-count="10" meta:word-count="91" meta:character-count="517" meta:non-whitespace-character-count="440"/>
    <meta:generator>LibreOffice/4.2.7.2$Linux_X86_64 LibreOffice_project/420m0$Build-2</meta:generator>
  </office:meta>
</office:document-meta>
</file>